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508cm" svg:height="0.508cm" svg:x="10.24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08cm" svg:height="0.508cm" svg:x="9.23cm" svg:y="5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3.429cm" draw:transform="skewX (-0.00296705972839036) translate (8.712cm 2.874cm)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897cm" svg:height="4.275cm" draw:transform="skewX (-0.365646478292812) rotate (-0.32969269570173) translate (8.8383538992887cm 1.95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1">Reality</text:p>
        </draw:path>
        <draw:frame draw:style-name="gr5" draw:text-style-name="P3" draw:layer="layout" svg:width="3.048cm" svg:height="1.012cm" svg:x="8.849cm" svg:y="1.862cm">
          <draw:text-box>
            <text:p><text:span text:style-name="T1">perception</text:span></text:p>
          </draw:text-box>
        </draw:frame>
        <draw:frame draw:style-name="gr6" draw:text-style-name="P3" xml:id="id1" draw:id="id1" draw:layer="layout" svg:width="3.048cm" svg:height="0.848cm" svg:x="3.889cm" svg:y="5.513cm">
          <draw:text-box>
            <text:p><text:span text:style-name="T1">Delusion</text:span></text:p>
          </draw:text-box>
        </draw:frame>
        <draw:frame draw:style-name="gr7" draw:text-style-name="P3" xml:id="id3" draw:id="id3" draw:layer="layout" svg:width="3.048cm" svg:height="0.889cm" svg:x="13.04cm" svg:y="6.942cm">
          <draw:text-box>
            <text:p><text:span text:style-name="T1">Blind Spot</text:span></text:p>
          </draw:text-box>
        </draw:frame>
        <draw:connector draw:style-name="gr8" draw:text-style-name="P1" draw:layer="layout" draw:type="curve" svg:x1="6.937cm" svg:y1="5.937cm" svg:x2="9.23cm" svg:y2="5.291cm" draw:start-shape="id1" draw:start-glue-point="1" draw:end-shape="id2" draw:end-glue-point="6" svg:d="M6937 5937c1719 0 573-646 2293-646" svg:viewBox="0 0 2294 647">
          <text:p/>
        </draw:connector>
        <draw:connector draw:style-name="gr8" draw:text-style-name="P1" draw:layer="layout" draw:type="curve" svg:x1="13.04cm" svg:y1="7.386cm" svg:x2="10.68cm" svg:y2="6.614cm" draw:start-shape="id3" draw:start-glue-point="3" draw:end-shape="id4" draw:end-glue-point="9" svg:d="M13040 7386c-1713 0-533-772-2360-772" svg:viewBox="0 0 2361 7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8:00:26.631460843</dc:date>
    <meta:editing-duration>PT55M7S</meta:editing-duration>
    <meta:editing-cycles>4</meta:editing-cycles>
    <meta:generator>LibreOffice/4.2.8.2$Linux_X86_64 LibreOffice_project/420m0$Build-2</meta:generator>
    <meta:document-statistic meta:object-count="9"/>
  </office:meta>
</office:document-meta>
</file>